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Segoe UI Emoji" svg:font-family="'Segoe UI Emoj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Emoji1" svg:font-family="'Segoe UI Emoji'" style:font-family-generic="system" style:font-pitch="variable"/>
  </office:font-face-decls>
  <office:automatic-styles>
    <style:style style:name="P1" style:family="paragraph" style:parent-style-name="Text_20_body">
      <style:paragraph-properties fo:margin-left="0in" fo:margin-right="0.028in" fo:margin-top="0in" fo:margin-bottom="0in" loext:contextual-spacing="false" fo:line-height="100%" fo:text-indent="0in" style:auto-text-indent="false"/>
      <style:text-properties officeooo:paragraph-rsid="00037b91"/>
    </style:style>
    <style:style style:name="P2" style:family="paragraph" style:parent-style-name="Text_20_body">
      <style:paragraph-properties fo:margin-left="0in" fo:margin-right="0.028in" fo:margin-top="0in" fo:margin-bottom="0in" loext:contextual-spacing="false" fo:line-height="100%" fo:text-align="justify" style:justify-single-word="false" fo:text-indent="0in" style:auto-text-indent="false"/>
      <style:text-properties officeooo:paragraph-rsid="00037b91"/>
    </style:style>
    <style:style style:name="P3" style:family="paragraph" style:parent-style-name="Text_20_body">
      <style:paragraph-properties fo:margin-left="0in" fo:margin-right="0.028in" fo:margin-top="0in" fo:margin-bottom="0in" loext:contextual-spacing="false" fo:line-height="100%" fo:text-indent="0in" style:auto-text-indent="false"/>
      <style:text-properties officeooo:paragraph-rsid="0006c08b"/>
    </style:style>
    <style:style style:name="P4" style:family="paragraph" style:parent-style-name="Text_20_body">
      <style:paragraph-properties fo:margin-left="0in" fo:margin-right="0.028in" fo:margin-top="0in" fo:margin-bottom="0in" loext:contextual-spacing="false" fo:line-height="100%" fo:text-indent="0in" style:auto-text-indent="false"/>
      <style:text-properties officeooo:paragraph-rsid="000935c6"/>
    </style:style>
    <style:style style:name="P5" style:family="paragraph" style:parent-style-name="Text_20_body">
      <style:paragraph-properties fo:margin-left="0in" fo:margin-right="0.028in" fo:margin-top="0in" fo:margin-bottom="0in" loext:contextual-spacing="false" fo:line-height="100%" fo:text-indent="0in" style:auto-text-indent="false"/>
      <style:text-properties officeooo:paragraph-rsid="000c7372"/>
    </style:style>
    <style:style style:name="P6" style:family="paragraph" style:parent-style-name="Text_20_body">
      <style:paragraph-properties fo:margin-left="0in" fo:margin-right="0.028in" fo:margin-top="0in" fo:margin-bottom="0in" loext:contextual-spacing="false" fo:line-height="100%" fo:text-indent="0in" style:auto-text-indent="false"/>
      <style:text-properties fo:font-size="11.5pt" officeooo:paragraph-rsid="00037b91" style:font-size-asian="11.5pt"/>
    </style:style>
    <style:style style:name="P7" style:family="paragraph" style:parent-style-name="Text_20_body">
      <style:paragraph-properties fo:margin-left="0in" fo:margin-right="0.028in" fo:margin-top="0in" fo:margin-bottom="0in" loext:contextual-spacing="false" fo:line-height="100%" fo:text-indent="0in" style:auto-text-indent="false"/>
      <style:text-properties fo:font-size="11.5pt" officeooo:rsid="000d31ff" officeooo:paragraph-rsid="00037b91" style:font-size-asian="11.5pt"/>
    </style:style>
    <style:style style:name="P8" style:family="paragraph" style:parent-style-name="Text_20_body">
      <style:paragraph-properties fo:margin-left="0in" fo:margin-right="0.028in" fo:margin-top="0in" fo:margin-bottom="0in" loext:contextual-spacing="false" fo:line-height="100%" fo:text-indent="0in" style:auto-text-indent="false"/>
      <style:text-properties fo:font-size="11.5pt" fo:font-weight="bold" officeooo:paragraph-rsid="00037b91" style:font-size-asian="11.5pt" style:font-weight-asian="bold" style:font-size-complex="11.5pt" style:font-weight-complex="bold"/>
    </style:style>
    <style:style style:name="P9" style:family="paragraph" style:parent-style-name="Text_20_body">
      <style:paragraph-properties fo:margin-left="0in" fo:margin-right="0.028in" fo:margin-top="0in" fo:margin-bottom="0in" loext:contextual-spacing="false" fo:line-height="100%" fo:text-indent="0in" style:auto-text-indent="false"/>
      <style:text-properties fo:font-size="11.5pt" fo:font-weight="bold" officeooo:paragraph-rsid="00037b91" style:font-size-asian="11.5pt" style:font-weight-asian="bold"/>
    </style:style>
    <style:style style:name="P10" style:family="paragraph" style:parent-style-name="Text_20_body">
      <style:paragraph-properties fo:margin-left="0in" fo:margin-right="0.028in" fo:margin-top="0in" fo:margin-bottom="0in" loext:contextual-spacing="false" fo:line-height="100%" fo:text-indent="0in" style:auto-text-indent="false"/>
      <style:text-properties fo:font-size="11.5pt" fo:font-style="normal" officeooo:rsid="000d31ff" officeooo:paragraph-rsid="00037b91" style:font-size-asian="11.5pt" style:font-style-asian="normal" style:font-style-complex="normal"/>
    </style:style>
    <style:style style:name="P11" style:family="paragraph" style:parent-style-name="Text_20_body">
      <style:paragraph-properties fo:margin-left="0in" fo:margin-right="0.028in" fo:margin-top="0in" fo:margin-bottom="0in" loext:contextual-spacing="false" fo:line-height="100%" fo:text-indent="0in" style:auto-text-indent="false"/>
      <style:text-properties fo:font-size="11.5pt" fo:font-style="italic" officeooo:paragraph-rsid="00037b91" style:font-size-asian="11.5pt" style:font-style-asian="italic"/>
    </style:style>
    <style:style style:name="P12" style:family="paragraph" style:parent-style-name="Text_20_body">
      <style:paragraph-properties fo:margin-left="0in" fo:margin-right="0.028in" fo:margin-top="0in" fo:margin-bottom="0in" loext:contextual-spacing="false" fo:line-height="100%" fo:text-indent="0in" style:auto-text-indent="false"/>
      <style:text-properties style:font-name="Courier New" fo:font-size="9.5pt" officeooo:paragraph-rsid="00037b91" style:font-size-asian="9.5pt"/>
    </style:style>
    <style:style style:name="P13" style:family="paragraph" style:parent-style-name="Text_20_body">
      <style:paragraph-properties fo:margin-left="0in" fo:margin-right="0.028in" fo:margin-top="0in" fo:margin-bottom="0in" loext:contextual-spacing="false" fo:line-height="100%" fo:text-indent="0in" style:auto-text-indent="false"/>
      <style:text-properties style:font-name="Lucida Console" fo:font-size="14.5pt" officeooo:paragraph-rsid="00037b91" style:font-size-asian="14.5pt"/>
    </style:style>
    <style:style style:name="P14" style:family="paragraph" style:parent-style-name="Text_20_body">
      <style:paragraph-properties fo:margin-left="0in" fo:margin-right="0.028in" fo:margin-top="0in" fo:margin-bottom="0in" loext:contextual-spacing="false" fo:line-height="100%" fo:text-indent="0in" style:auto-text-indent="false"/>
      <style:text-properties fo:color="#0070c0" officeooo:paragraph-rsid="00037b91"/>
    </style:style>
    <style:style style:name="P15" style:family="paragraph" style:parent-style-name="Text_20_body">
      <style:paragraph-properties fo:margin-left="0in" fo:margin-right="0.028in" fo:margin-top="0in" fo:margin-bottom="0in" loext:contextual-spacing="false" fo:line-height="100%" fo:text-indent="0in" style:auto-text-indent="false"/>
      <style:text-properties fo:color="#0070c0" officeooo:paragraph-rsid="000ad19c"/>
    </style:style>
    <style:style style:name="P16" style:family="paragraph" style:parent-style-name="Text_20_body">
      <style:paragraph-properties fo:margin-left="0in" fo:margin-right="0.028in" fo:margin-top="0in" fo:margin-bottom="0in" loext:contextual-spacing="false" fo:line-height="100%" fo:text-indent="0in" style:auto-text-indent="false"/>
      <style:text-properties officeooo:rsid="00037b91" officeooo:paragraph-rsid="00037b91"/>
    </style:style>
    <style:style style:name="P17" style:family="paragraph" style:parent-style-name="Text_20_body">
      <style:paragraph-properties fo:margin-left="0in" fo:margin-right="0.028in" fo:margin-top="0in" fo:margin-bottom="0in" loext:contextual-spacing="false" fo:line-height="100%" fo:text-indent="0in" style:auto-text-indent="false"/>
      <style:text-properties fo:color="#00b050" officeooo:paragraph-rsid="00037b91"/>
    </style:style>
    <style:style style:name="P18" style:family="paragraph" style:parent-style-name="Text_20_body">
      <style:paragraph-properties fo:margin-left="0in" fo:margin-right="0.028in" fo:margin-top="0in" fo:margin-bottom="0in" loext:contextual-spacing="false" fo:line-height="100%" fo:text-indent="0in" style:auto-text-indent="false"/>
      <style:text-properties fo:color="#00b050" officeooo:paragraph-rsid="000792d8"/>
    </style:style>
    <style:style style:name="P19" style:family="paragraph" style:parent-style-name="Text_20_body">
      <style:paragraph-properties fo:margin-left="0in" fo:margin-right="0.028in" fo:margin-top="0in" fo:margin-bottom="0in" loext:contextual-spacing="false" fo:line-height="100%" fo:text-indent="0in" style:auto-text-indent="false"/>
      <style:text-properties fo:color="#00b050" officeooo:paragraph-rsid="000ad19c"/>
    </style:style>
    <style:style style:name="P20" style:family="paragraph" style:parent-style-name="Text_20_body">
      <style:paragraph-properties fo:margin-left="0in" fo:margin-right="0.028in" fo:margin-top="0in" fo:margin-bottom="0in" loext:contextual-spacing="false" fo:line-height="100%" fo:text-indent="0in" style:auto-text-indent="false"/>
      <style:text-properties fo:color="#00b050" officeooo:paragraph-rsid="000c7372"/>
    </style:style>
    <style:style style:name="P21" style:family="paragraph" style:parent-style-name="Text_20_body">
      <style:paragraph-properties fo:margin-left="0in" fo:margin-right="0.028in" fo:margin-top="0in" fo:margin-bottom="0in" loext:contextual-spacing="false" fo:line-height="100%" fo:text-indent="0in" style:auto-text-indent="false"/>
      <style:text-properties fo:color="#00b050" fo:font-size="11.5pt" officeooo:rsid="000d31ff" officeooo:paragraph-rsid="00037b91" style:font-size-asian="11.5pt"/>
    </style:style>
    <style:style style:name="P22" style:family="paragraph" style:parent-style-name="Text_20_body">
      <style:paragraph-properties fo:margin-left="0in" fo:margin-right="0.028in" fo:margin-top="0in" fo:margin-bottom="0in" loext:contextual-spacing="false" fo:line-height="100%" fo:text-indent="0in" style:auto-text-indent="false"/>
      <style:text-properties fo:color="#00b050" fo:font-size="11.5pt" officeooo:rsid="000d31ff" officeooo:paragraph-rsid="000935c6" style:font-size-asian="11.5pt"/>
    </style:style>
    <style:style style:name="P23" style:family="paragraph" style:parent-style-name="Text_20_body">
      <style:paragraph-properties fo:margin-left="0in" fo:margin-right="0.028in" fo:margin-top="0in" fo:margin-bottom="0in" loext:contextual-spacing="false" fo:line-height="100%" fo:text-indent="0in" style:auto-text-indent="false"/>
      <style:text-properties fo:color="#00b050" officeooo:rsid="0006c08b" officeooo:paragraph-rsid="0006c08b"/>
    </style:style>
    <style:style style:name="P24" style:family="paragraph" style:parent-style-name="Text_20_body">
      <style:paragraph-properties fo:margin-left="0in" fo:margin-right="0.028in" fo:margin-top="0in" fo:margin-bottom="0in" loext:contextual-spacing="false" fo:line-height="100%" fo:text-indent="0in" style:auto-text-indent="false"/>
      <style:text-properties fo:color="#00b050" officeooo:rsid="000792d8" officeooo:paragraph-rsid="000792d8"/>
    </style:style>
    <style:style style:name="P25" style:family="paragraph" style:parent-style-name="Text_20_body">
      <style:paragraph-properties fo:margin-left="0in" fo:margin-right="0.028in" fo:margin-top="0in" fo:margin-bottom="0in" loext:contextual-spacing="false" fo:line-height="100%" fo:text-indent="0in" style:auto-text-indent="false"/>
      <style:text-properties fo:font-style="italic" officeooo:paragraph-rsid="00037b91" style:font-style-asian="italic"/>
    </style:style>
    <style:style style:name="P26" style:family="paragraph" style:parent-style-name="Text_20_body">
      <style:paragraph-properties fo:margin-left="0in" fo:margin-right="0.028in" fo:margin-top="0in" fo:margin-bottom="0in" loext:contextual-spacing="false" fo:line-height="100%" fo:text-indent="0in" style:auto-text-indent="false"/>
      <style:text-properties officeooo:rsid="0006c08b" officeooo:paragraph-rsid="00037b91"/>
    </style:style>
    <style:style style:name="P27" style:family="paragraph" style:parent-style-name="Text_20_body">
      <style:paragraph-properties fo:margin-left="0in" fo:margin-right="0.028in" fo:margin-top="0in" fo:margin-bottom="0in" loext:contextual-spacing="false" fo:line-height="100%" fo:text-indent="0in" style:auto-text-indent="false"/>
      <style:text-properties officeooo:rsid="0006c08b" officeooo:paragraph-rsid="0006c08b"/>
    </style:style>
    <style:style style:name="P28" style:family="paragraph" style:parent-style-name="Text_20_body">
      <style:paragraph-properties fo:margin-left="0in" fo:margin-right="0.028in" fo:margin-top="0in" fo:margin-bottom="0in" loext:contextual-spacing="false" fo:line-height="100%" fo:text-indent="0in" style:auto-text-indent="false"/>
      <style:text-properties officeooo:rsid="000c7372" officeooo:paragraph-rsid="000c7372"/>
    </style:style>
    <style:style style:name="P29" style:family="paragraph" style:parent-style-name="Text_20_body">
      <style:paragraph-properties fo:margin-left="0in" fo:margin-right="0.028in" fo:margin-top="0in" fo:margin-bottom="0in" loext:contextual-spacing="false" fo:line-height="100%" fo:text-indent="0in" style:auto-text-indent="false"/>
      <style:text-properties fo:font-size="12pt" fo:font-weight="normal" officeooo:rsid="000c7372" officeooo:paragraph-rsid="000c7372" style:font-size-asian="12pt" style:font-weight-asian="normal" style:font-size-complex="12pt" style:font-weight-complex="normal"/>
    </style:style>
    <style:style style:name="P30" style:family="paragraph" style:parent-style-name="Text_20_body">
      <style:paragraph-properties fo:margin-left="0in" fo:margin-right="0.028in" fo:margin-top="0in" fo:margin-bottom="0in" loext:contextual-spacing="false" fo:line-height="100%" fo:text-indent="0in" style:auto-text-indent="false"/>
      <style:text-properties officeooo:rsid="000ea1f7" officeooo:paragraph-rsid="000ea1f7"/>
    </style:style>
    <style:style style:name="P31" style:family="paragraph" style:parent-style-name="Text_20_body">
      <style:paragraph-properties fo:margin-left="0in" fo:margin-right="0.028in" fo:margin-top="0in" fo:margin-bottom="0in" loext:contextual-spacing="false" fo:line-height="100%" fo:text-indent="0in" style:auto-text-indent="false"/>
      <style:text-properties fo:font-weight="normal" officeooo:rsid="000ea1f7" officeooo:paragraph-rsid="000ea1f7" style:font-weight-asian="normal" style:font-weight-complex="normal"/>
    </style:style>
    <style:style style:name="P32" style:family="paragraph" style:parent-style-name="Standard">
      <style:paragraph-properties fo:margin-left="0in" fo:margin-right="0.028in" fo:margin-top="0in" fo:margin-bottom="0in" loext:contextual-spacing="false" fo:line-height="100%" fo:text-indent="0in" style:auto-text-indent="false">
        <style:tab-stops>
          <style:tab-stop style:position="0.2591in"/>
        </style:tab-stops>
      </style:paragraph-properties>
      <style:text-properties officeooo:paragraph-rsid="00037b91"/>
    </style:style>
    <style:style style:name="P33" style:family="paragraph" style:parent-style-name="Standard">
      <style:paragraph-properties fo:margin-left="0in" fo:margin-right="0.028in" fo:margin-top="0in" fo:margin-bottom="0in" loext:contextual-spacing="false" fo:line-height="100%" fo:text-indent="0in" style:auto-text-indent="false"/>
      <style:text-properties officeooo:paragraph-rsid="000e2149"/>
    </style:style>
    <style:style style:name="P34" style:family="paragraph" style:parent-style-name="Standard">
      <style:paragraph-properties fo:margin-left="0in" fo:margin-right="0.028in" fo:margin-top="0in" fo:margin-bottom="0in" loext:contextual-spacing="false" fo:line-height="100%" fo:text-indent="0in" style:auto-text-indent="false"/>
      <style:text-properties fo:font-size="12pt" fo:font-weight="bold" officeooo:paragraph-rsid="00037b91" style:font-size-asian="12pt" style:font-weight-asian="bold"/>
    </style:style>
    <style:style style:name="P35" style:family="paragraph" style:parent-style-name="Standard">
      <style:paragraph-properties fo:margin-left="0in" fo:margin-right="0.028in" fo:margin-top="0in" fo:margin-bottom="0in" loext:contextual-spacing="false" fo:line-height="100%" fo:text-indent="0in" style:auto-text-indent="false"/>
      <style:text-properties style:font-name="Courier New" fo:font-size="10pt" officeooo:paragraph-rsid="00037b91" style:font-size-asian="10pt"/>
    </style:style>
    <style:style style:name="P36" style:family="paragraph" style:parent-style-name="Standard">
      <style:paragraph-properties fo:margin-left="0in" fo:margin-right="0.028in" fo:margin-top="0in" fo:margin-bottom="0in" loext:contextual-spacing="false" fo:line-height="100%" fo:text-indent="0in" style:auto-text-indent="false"/>
      <style:text-properties fo:color="#c5060b" style:font-name="Lucida Console" fo:font-size="10pt" officeooo:paragraph-rsid="00037b91" fo:background-color="#e1e2e5" style:font-size-asian="10pt"/>
    </style:style>
    <style:style style:name="P37" style:family="paragraph" style:parent-style-name="Heading_20_2">
      <style:paragraph-properties fo:margin-left="0in" fo:margin-right="0.028in" fo:margin-top="0in" fo:margin-bottom="0in" loext:contextual-spacing="false" fo:line-height="100%" fo:text-indent="0in" style:auto-text-indent="false"/>
      <style:text-properties officeooo:paragraph-rsid="00037b91"/>
    </style:style>
    <style:style style:name="P38" style:family="paragraph" style:parent-style-name="Default">
      <style:paragraph-properties fo:margin-left="0in" fo:margin-right="0.028in" fo:margin-top="0in" fo:margin-bottom="0in" loext:contextual-spacing="false" fo:line-height="100%" fo:text-indent="0in" style:auto-text-indent="false"/>
      <style:text-properties fo:color="#00000a" fo:font-size="11.5pt" officeooo:paragraph-rsid="00037b91" style:font-name-asian="Calibri1" style:font-size-asian="11.5pt" style:font-size-complex="11.5pt"/>
    </style:style>
    <style:style style:name="P39" style:family="paragraph" style:parent-style-name="Default">
      <style:paragraph-properties fo:margin-left="0in" fo:margin-right="0.028in" fo:margin-top="0in" fo:margin-bottom="0in" loext:contextual-spacing="false" fo:line-height="100%" fo:text-indent="0in" style:auto-text-indent="false"/>
      <style:text-properties fo:font-size="11.5pt" officeooo:paragraph-rsid="00037b91" style:font-size-asian="11.5pt" style:font-size-complex="11.5pt"/>
    </style:style>
    <style:style style:name="P40" style:family="paragraph" style:parent-style-name="Heading_20_1">
      <style:paragraph-properties fo:margin-left="0in" fo:margin-right="0.028in" fo:margin-top="0in" fo:margin-bottom="0in" loext:contextual-spacing="false" fo:line-height="100%" fo:text-indent="0in" style:auto-text-indent="false"/>
      <style:text-properties fo:color="#4f81bd" officeooo:paragraph-rsid="00037b91"/>
    </style:style>
    <style:style style:name="P41" style:family="paragraph" style:parent-style-name="Text_20_body">
      <style:paragraph-properties fo:margin-top="0in" fo:margin-bottom="0in" loext:contextual-spacing="false" fo:line-height="100%"/>
      <style:text-properties officeooo:paragraph-rsid="00037b91"/>
    </style:style>
    <style:style style:name="P42" style:family="paragraph" style:parent-style-name="Heading_20_2">
      <style:paragraph-properties fo:margin-left="0in" fo:margin-right="0in" fo:text-indent="0in" style:auto-text-indent="false"/>
    </style:style>
    <style:style style:name="P43" style:family="paragraph" style:parent-style-name="Heading_20_2">
      <style:paragraph-properties fo:margin-left="0in" fo:margin-right="0in" fo:text-indent="0in" style:auto-text-indent="false"/>
      <style:text-properties officeooo:rsid="000c7372" officeooo:paragraph-rsid="000c7372"/>
    </style:style>
    <style:style style:name="P44" style:family="paragraph" style:parent-style-name="List_20_Paragraph" style:list-style-name="WWNum2">
      <style:paragraph-properties fo:margin-left="0in" fo:margin-right="0.028in" fo:margin-top="0in" fo:margin-bottom="0in" loext:contextual-spacing="false" fo:line-height="100%" fo:text-indent="0in" style:auto-text-indent="false">
        <style:tab-stops>
          <style:tab-stop style:position="0.2583in"/>
        </style:tab-stops>
      </style:paragraph-properties>
      <style:text-properties officeooo:paragraph-rsid="00037b91"/>
    </style:style>
    <style:style style:name="P45" style:family="paragraph" style:parent-style-name="List_20_Paragraph" style:list-style-name="WWNum3">
      <style:paragraph-properties fo:margin-left="0in" fo:margin-right="0.028in" fo:margin-top="0in" fo:margin-bottom="0in" loext:contextual-spacing="false" fo:line-height="100%" fo:text-indent="0in" style:auto-text-indent="false">
        <style:tab-stops>
          <style:tab-stop style:position="0.2571in"/>
        </style:tab-stops>
      </style:paragraph-properties>
      <style:text-properties fo:font-size="12pt" officeooo:paragraph-rsid="00037b91" style:font-size-asian="12pt"/>
    </style:style>
    <style:style style:name="P46" style:family="paragraph" style:parent-style-name="Heading_20_2" style:master-page-name="Standard">
      <style:paragraph-properties fo:margin-left="0in" fo:margin-right="0.028in" fo:margin-top="0in" fo:margin-bottom="0in" loext:contextual-spacing="false" fo:line-height="100%" fo:text-indent="0in" style:auto-text-indent="false" style:page-number="auto"/>
      <style:text-properties officeooo:rsid="000c7372" officeooo:paragraph-rsid="000c7372"/>
    </style:style>
    <style:style style:name="P47" style:family="paragraph" style:parent-style-name="Text_20_body">
      <style:paragraph-properties fo:margin-left="0in" fo:margin-right="0.028in" fo:margin-top="0in" fo:margin-bottom="0in" loext:contextual-spacing="false" fo:line-height="100%" fo:text-indent="0in" style:auto-text-indent="false"/>
      <style:text-properties fo:color="#00b050" officeooo:paragraph-rsid="00037b91"/>
    </style:style>
    <style:style style:name="P48" style:family="paragraph" style:parent-style-name="Text_20_body">
      <style:paragraph-properties fo:margin-left="0in" fo:margin-right="0.028in" fo:margin-top="0in" fo:margin-bottom="0in" loext:contextual-spacing="false" fo:line-height="100%" fo:text-indent="0in" style:auto-text-indent="false"/>
      <style:text-properties officeooo:rsid="000e2149" officeooo:paragraph-rsid="000e2149"/>
    </style:style>
    <style:style style:name="P49" style:family="paragraph" style:parent-style-name="Text_20_body">
      <style:paragraph-properties fo:margin-left="0in" fo:margin-right="0.028in" fo:margin-top="0in" fo:margin-bottom="0in" loext:contextual-spacing="false" fo:line-height="100%" fo:text-indent="0in" style:auto-text-indent="false"/>
      <style:text-properties officeooo:paragraph-rsid="00119295"/>
    </style:style>
    <style:style style:name="T1" style:family="text">
      <style:text-properties fo:font-size="12pt" style:font-size-asian="12pt"/>
    </style:style>
    <style:style style:name="T2" style:family="text">
      <style:text-properties fo:font-size="12pt" fo:letter-spacing="0.0283in" style:font-size-asian="12pt"/>
    </style:style>
    <style:style style:name="T3" style:family="text">
      <style:text-properties fo:font-size="12pt" fo:letter-spacing="0.0055in" style:font-size-asian="12pt"/>
    </style:style>
    <style:style style:name="T4" style:family="text">
      <style:text-properties fo:letter-spacing="-0.0075in"/>
    </style:style>
    <style:style style:name="T5" style:family="text">
      <style:text-properties fo:letter-spacing="-0.0055in"/>
    </style:style>
    <style:style style:name="T6" style:family="text">
      <style:text-properties fo:letter-spacing="-0.0047in"/>
    </style:style>
    <style:style style:name="T7" style:family="text">
      <style:text-properties fo:letter-spacing="-0.0071in"/>
    </style:style>
    <style:style style:name="T8" style:family="text">
      <style:text-properties style:font-name="Segoe UI Emoji" style:font-name-asian="Segoe UI Emoji1" style:font-name-complex="Segoe UI Emoji1"/>
    </style:style>
    <style:style style:name="T9" style:family="text">
      <style:text-properties fo:font-size="11.5pt" style:font-size-asian="11.5pt"/>
    </style:style>
    <style:style style:name="T10" style:family="text">
      <style:text-properties fo:font-size="11.5pt" officeooo:rsid="000d31ff" style:font-size-asian="11.5pt"/>
    </style:style>
    <style:style style:name="T11" style:family="text">
      <style:text-properties fo:color="#00b050"/>
    </style:style>
    <style:style style:name="T12" style:family="text">
      <style:text-properties fo:color="#00b050" officeooo:rsid="000d31ff"/>
    </style:style>
    <style:style style:name="T13" style:family="text">
      <style:text-properties fo:color="#00b050" officeooo:rsid="000935c6"/>
    </style:style>
    <style:style style:name="T14" style:family="text">
      <style:text-properties fo:color="#0070c0"/>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officeooo:rsid="00037b91"/>
    </style:style>
    <style:style style:name="T18" style:family="text">
      <style:text-properties officeooo:rsid="000792d8"/>
    </style:style>
    <style:style style:name="T19" style:family="text">
      <style:text-properties officeooo:rsid="000935c6"/>
    </style:style>
    <style:style style:name="T20" style:family="text">
      <style:text-properties officeooo:rsid="000c7372"/>
    </style:style>
    <style:style style:name="T21" style:family="text">
      <style:text-properties officeooo:rsid="000e214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2">R for Biologists – Day 1</text:h>
      <text:h text:style-name="P40" text:outline-level="1">Basic R Commands and Philosophy</text:h>
      <text:h text:style-name="P37" text:outline-level="2"/>
      <text:p text:style-name="P34">General Pedagogy</text:p>
      <text:p text:style-name="P1">We’re going to start learning the statistics programming language R. There are other classes here that offer more experience with R, so we are going to focus on the programming aspects of the language, especially today. To start, we’ll go over basics like accessing the environment, declaring variables, moving around, use commands, load data, how to get help, and install new modules.</text:p>
      <text:p text:style-name="P6"/>
      <text:p text:style-name="P1">This is probably similar to what you may have learned when starting in Unix command line. <text:s/>It is easier to learn a new language when you already know some basic programming concepts (like what a variable is and how it works), so much of what I cover will be in reference to Unix. Much the same way learning French helps you understand English better, learning new computer languages helps solidify unifying concepts. I'll focus on these unifying concepts, because I find that it makes reading and writing R scripts easier, and makes it easier in the future to pick up other languages (like Python). However, don't fret if this is your first<text:span text:style-name="T4"> </text:span>language- everyone starts somewhere, and you'll have a head start in learning command line next!</text:p>
      <text:p text:style-name="P1"/>
      <text:h text:style-name="P42" text:outline-level="2">General Overview</text:h>
      <text:p text:style-name="P28">Today, we will talk about basic variables and how to use them in R. <text:s/>Then we will get into more fun stuff Thursday with a lab on working with GC content analyses. <text:s/>Next week we will talk about building and reading functions, then on the final day we will write a sliding window GC calculator and plotting function.</text:p>
      <text:p text:style-name="P6"/>
      <text:h text:style-name="P37" text:outline-level="2">How to get into R</text:h>
      <text:p text:style-name="P1">Before we can start learning R, we will actually have to gain access to R. There are several ways:</text:p>
      <text:p text:style-name="P1"/>
      <text:list xml:id="list5204054844002999412" text:style-name="WWNum2">
        <text:list-item>
          <text:p text:style-name="P44"><text:span text:style-name="T1">download it to your personal computer</text:span><text:span text:style-name="T2"> </text:span><text:a xlink:type="simple" xlink:href="http://cran.mtu.edu/)" text:style-name="Internet_20_link" text:visited-style-name="Visited_20_Internet_20_Link"><text:span text:style-name="T1">(http://cran.mtu.edu/)</text:span></text:a></text:p>
        </text:list-item>
      </text:list>
      <text:p text:style-name="P1">This is easy, it’s not a big software package, and I generally prefer to be able to work on stuff offline. You should be able to figure this one out as there are numerous instruction sets online. However, this will be limited by the hardware on your computer - if you need lots of memory,<text:span text:style-name="T5"> </text:span>processors,<text:span text:style-name="T5"> </text:span>or<text:span text:style-name="T5"> </text:span>don't<text:span text:style-name="T5"> </text:span>want<text:span text:style-name="T5"> </text:span>to<text:span text:style-name="T5"> </text:span>leave<text:span text:style-name="T5"> </text:span>a<text:span text:style-name="T5"> </text:span>program<text:span text:style-name="T5"> </text:span>running<text:span text:style-name="T6"> </text:span>for<text:span text:style-name="T5"> </text:span>DAYS<text:span text:style-name="T5"> </text:span>on<text:span text:style-name="T5"> </text:span>your<text:span text:style-name="T6"> </text:span>computer<text:span text:style-name="T5"> </text:span>for larger<text:span text:style-name="T4"> </text:span>scale<text:span text:style-name="T4"> </text:span>stuff,<text:span text:style-name="T4"> </text:span>you<text:span text:style-name="T7"> </text:span>should<text:span text:style-name="T7"> </text:span>investigate<text:span text:style-name="T4"> </text:span>other<text:span text:style-name="T4"> </text:span>options<text:span text:style-name="T7"> </text:span>below.</text:p>
      <text:p text:style-name="P1"/>
      <text:p text:style-name="P32"><text:span text:style-name="T1">2a) use</text:span><text:span text:style-name="T3"> </text:span><text:span text:style-name="T1">Rstudio</text:span></text:p>
      <text:p text:style-name="P1">A very useful program to look into is RStudio. RStudio is a slightly smaller version of R that makes viewing graphs, etc much easier. It installs on your machine but requires you to first have R installed (see 1). <text:s/>I tend to use this version for everything I do.</text:p>
      <text:p text:style-name="P1"/>
      <text:p text:style-name="P1">2b) use Rstudio online</text:p>
      <text:p text:style-name="P1">This is what we will do for this course. <text:s/>RStudio <text:span text:style-name="T20">Server </text:span>has the advantage of having a really nice interface to work with, especially when you are learning the language. <text:s/>The software <text:span text:style-name="T20">can be run on a virtual machine</text:span>, meaning I can set up all the libraries, etc. that you will need. I can provide you all with exactly the same hardware, software versions, etc. regardless of what is on your laptop making everyone’s lives easier. <text:s/>You can also use the publicly available image (on Jetstream) to run the same set up whenever you’d like.</text:p>
      <text:p text:style-name="P1"/>
      <text:p text:style-name="P1"/>
      <text:p text:style-name="P1"/>
      <text:list xml:id="list6321050968488685582" text:style-name="WWNum3">
        <text:list-item>
          <text:p text:style-name="P45"><text:soft-page-break/>R commandline</text:p>
        </text:list-item>
      </text:list>
      <text:p text:style-name="P1">Because everything is more fun on the commandline <text:span text:style-name="T8">😊</text:span>. <text:s/>R is preinstalled on all the clusters, and available as a module.</text:p>
      <text:p text:style-name="P38"/>
      <text:p text:style-name="P39">Launch R – module load r</text:p>
      <text:p text:style-name="P39">Start R - R <text:s/></text:p>
      <text:p text:style-name="P39">Quit R - q() </text:p>
      <text:p text:style-name="P8"/>
      <text:p text:style-name="P29">A nice feature of RStudio Server is that there is a terminal tab in the bottom left hand section. <text:s/>You can access the terminal and write any command you normally would in Unix without pulling up a terminal or signing in!</text:p>
      <text:p text:style-name="P8"/>
      <text:p text:style-name="P8">Declare Variables</text:p>
      <text:p text:style-name="P1">Ok<text:span text:style-name="T17">ay</text:span>, now that we are in the program, let’s learn to print to the terminal and declare some variables. <text:s/>These are the most basic aspects of all languages.</text:p>
      <text:p text:style-name="P6"/>
      <text:p text:style-name="P1">Declaring a variable is very similar to how you would do it in Unix. <text:s/>However, spacing doesn’t matter as it does in U<text:span text:style-name="T20">nix,</text:span> for reasons we’ll talk about shortly.</text:p>
      <text:p text:style-name="P1"><text:s text:c="4"/></text:p>
      <text:p text:style-name="P17">name = “class”;</text:p>
      <text:p text:style-name="P17"/>
      <text:p text:style-name="P1">There are lots of ways to print things in R; one that is super familiar is the cat() function – stands for catenate just like in <text:span text:style-name="T20">Unix</text:span> and does the same thing. <text:s/>It simply prints to STDOUT (console). Another is simply “print<text:span text:style-name="T20">()</text:span>”.</text:p>
      <text:p text:style-name="P1"/>
      <text:p text:style-name="P20">cat(“Hi”, name, “\n”); </text:p>
      <text:p text:style-name="P20">print(name);</text:p>
      <text:p text:style-name="P17"/>
      <text:p text:style-name="P1">Note that comma separates the things to be printed, adding in spaces all on its own.</text:p>
      <text:p text:style-name="P1"/>
      <text:p text:style-name="P1">Also note the syntax here is a bit different that what you see in bash. We don’t use cat the same – it requires ()’s around what we want to cat. This is an important point. Similar to bash, the ; defines the end of a command, and just like bash, it’s not required – I just add it for completeness and because some languages do require it. Finally, cat does not automatically put new lines at the end of commands like we saw in bash (bc R is less of a line based language), but print does.</text:p>
      <text:p text:style-name="P2"/>
      <text:p text:style-name="P2">Things that are printed go to terminal by default (same old, same old), but R likes to print a lot (which can be annoying). For example, any value that is calculated but not stored somewhere gets printed. We will get more into this next week.</text:p>
      <text:p text:style-name="P2"/>
      <text:h text:style-name="P37" text:outline-level="2">R Functions are like bash commands, and they have options too.</text:h>
      <text:p text:style-name="P1">In bash, we’re mostly used commands looking like: </text:p>
      <text:p text:style-name="P1"><text:line-break/><text:span text:style-name="T14">Command –option file</text:span></text:p>
      <text:p text:style-name="P14"/>
      <text:p text:style-name="P1">Functions in R are similar – the name of the function starts things off, followed by options and inputs, but in a slightly different format.</text:p>
      <text:p text:style-name="P6"/>
      <text:p text:style-name="P15">command(filename, option); </text:p>
      <text:p text:style-name="P19"><text:soft-page-break/>cat("word","are","here","\n", sep=",")</text:p>
      <text:p text:style-name="P6"/>
      <text:p text:style-name="P1">The major difference is that R functions have the options in a defined order and within parentheses. You can find out what the options are and what order you are to enter in the information by typing ?command:</text:p>
      <text:p text:style-name="P6"/>
      <text:p text:style-name="P17">?cat</text:p>
      <text:p text:style-name="P6"/>
      <text:p text:style-name="P1">One reason I love RStudio is it automatically gives you a heads up on what is expected and prints out the information in its own little frame.</text:p>
      <text:p text:style-name="P1"/>
      <text:p text:style-name="P1">Also, just like in bash, there are defaults to the functions. For example, the cat function is as follows:</text:p>
      <text:p text:style-name="P1"/>
      <text:p text:style-name="P35">cat(... , file = "", sep = " ", fill = FALSE, labels = NULL, append = FALSE)</text:p>
      <text:p text:style-name="P12"/>
      <text:p text:style-name="P1">Any time you see something defined, such as sep = “ ” – it’s a default! You can skip this part of the call if you want, which is why our first cat call (<text:span text:style-name="T8">😊</text:span>) was so much shorter than all of these options!</text:p>
      <text:p text:style-name="P1"/>
      <text:p text:style-name="P1">This may seem like a trivial point – but it is critical! <text:s/>?function is going to help you read any code that you run across and also use new functions, look for options, and generally function within R. <text:s/>It is the dictionary to help you in learning the new language. <text:s/>Also, this let’s you see the difference between a function and a variable immediately – if you don’t see (), even empty ones like q(), it is not a function; it is a variable! <text:s/>Again, this is immensely useful in reading other people’s code!!</text:p>
      <text:p text:style-name="P1"/>
      <text:h text:style-name="P37" text:outline-level="2">Where am I?</text:h>
      <text:p text:style-name="P1">While you would use pwd (present working directory) to determine our present working directory in <text:span text:style-name="T20">Unix</text:span>, R has a similar concept of “working directories” – where it expects files you are referring to directly to be found.</text:p>
      <text:p text:style-name="P1"/>
      <text:p text:style-name="P1"><text:span text:style-name="T14">getwd() </text:span>– reports what the working directory is currently (ie: pwd for R) </text:p>
      <text:p text:style-name="P1"><text:span text:style-name="T14">setwd(dir) </text:span>– allows you to define a new working directory (ie: cd dir for R)</text:p>
      <text:p text:style-name="P6"/>
      <text:p text:style-name="P17">getwd() </text:p>
      <text:p text:style-name="P17">setwd("/N/dc2/ncgas/courses/shared/data")</text:p>
      <text:p text:style-name="P6"/>
      <text:h text:style-name="P37" text:outline-level="2">A Few Data Types in R</text:h>
      <text:p text:style-name="P1">One of the basic tenements of Unix is that everything is text. <text:s/>Obviously for a statistical language we want a bit more nuance<text:span text:style-name="T20">d</text:span> than that! R cares a lot about the different types of variables, because each has different functions and rules attached to them (because they are “objects”!).</text:p>
      <text:h text:style-name="P43" text:outline-level="2"/>
      <text:h text:style-name="P43" text:outline-level="2">Brief Commentary on Objects</text:h>
      <text:p text:style-name="P30">Objects can be a bit of a difficult concept at first, but I will give you a brief introduction.</text:p>
      <text:p text:style-name="P30"/>
      <text:p text:style-name="P31">Imagine a car. <text:s/>While everyone will have a slightly different mental image, there will be common aspects to everyone’s idea of a car. <text:s/>It will have certain characteristics – four wheels, doors, windshield, transmission, color, model, year, etc. <text:s/>It will also have certain basic functions – drive forward, go in reverse, park. <text:s/></text:p>
      <text:p text:style-name="P31"/>
      <text:p text:style-name="P31"><text:soft-page-break/>Imagine a dog. <text:s/>Same thing – everyone will have slightly different mental images of a dog – but they will all have similar characteristics and functions (run, drool, etc). <text:s/></text:p>
      <text:p text:style-name="P31"/>
      <text:p text:style-name="P31">But the functions and characteristics are not necessarily shared between dogs and cars… you wouldn’t expect to be able to put a dog in drive or a car to drool. <text:s/>You wouldn’t expect a transmission type of a dog or a breed of car. <text:s/>This is because they are different <text:span text:style-name="T16">classses </text:span>of <text:span text:style-name="T16">objects</text:span>. </text:p>
      <text:p text:style-name="P31"/>
      <text:p text:style-name="P31">My individual dog object, Ellie, is a specific instance of the class of object, Dog. <text:s/>My specific instance of Car, 2008 RAV4, is a specific instance of the class Car. <text:s/>But even if you don’t know the specifics of those objects, you can make some pretty good guesses on what are logical things to do with any member of dog or car class.</text:p>
      <text:p text:style-name="P31"/>
      <text:p text:style-name="P31">This is how R and many other languages work – they have defined <text:span text:style-name="T16">classes</text:span> of data – scalars, matrices, vectors – that all have specific characteristics and functions that are built into that class. <text:s/>Every object of that class type has those features, while other classes may not.</text:p>
      <text:p text:style-name="P5"/>
      <text:h text:style-name="P37" text:outline-level="2">Scalars</text:h>
      <text:p text:style-name="P1">Scalars are the simplest data type - numbers, strings, and boolean values. <text:s/>This is what we generally used in <text:span text:style-name="T20">Unix</text:span>.</text:p>
      <text:p text:style-name="P1"/>
      <text:p text:style-name="P17">myvar = “hi”; </text:p>
      <text:p text:style-name="P17">myvar = FALSE;</text:p>
      <text:p text:style-name="P17">myvar = 5.2; </text:p>
      <text:p text:style-name="P17">myvar = 6;</text:p>
      <text:p text:style-name="P17">gene_name = “MDR1”;</text:p>
      <text:p text:style-name="P6"/>
      <text:p text:style-name="P1">Note that R does not require us to declare variables before we put data in them. However, if we try to pull data out of a variable that doesn’t exist yet, R will give an error:</text:p>
      <text:p text:style-name="P6"/>
      <text:p text:style-name="P17">print(mychar)</text:p>
      <text:p text:style-name="P36">Error in print(mychar) : object 'mychar' not found</text:p>
      <text:p text:style-name="P13"/>
      <text:p text:style-name="P1">But printing defined variables works just fine:</text:p>
      <text:p text:style-name="P17">print(gene_name)</text:p>
      <text:p text:style-name="P13"/>
      <text:p text:style-name="P25">How does R know what kind of data you have in a variable? Are all things treated the same?</text:p>
      <text:p text:style-name="P1">Well, we cannot add <text:span text:style-name="T21">and multiply </text:span>letters, so there is clearly some “<text:span text:style-name="T21">data </text:span>typing”. <text:s/>If you look closely at the commands we used, there are some clear indicators that R uses – strings use “”, integers only contain [0-9]*, floats contain [0-9]*.[0-9*], and boolean values are in all caps.</text:p>
      <text:p text:style-name="P1"/>
      <text:p text:style-name="P25">What happens if we don’t give it the “” when defining a string?</text:p>
      <text:p text:style-name="P1">R thinks it’s a variable! <text:s/>myvar = gene_name is perfectly legitimate code, but both must be defined <text:span text:style-name="T21">variables</text:span> first.</text:p>
      <text:p text:style-name="P1"/>
      <text:p text:style-name="P25">Why can’t R operate on variables that are not defined yet? <text:s/>Bash does…</text:p>
      <text:p text:style-name="P1">Bash assumes everything is a string, and if undefined, it is “”. <text:s/>R has more nuanced types with different rules for each – meaning it cannot tell if the operation you are trying to execute is valid on the data until R knows what it is looking at. <text:s/><text:span text:style-name="T21">Because R works with objects, and objects behave differently, it </text:span><text:soft-page-break/><text:span text:style-name="T21">must know what class of object the data is before it can decide what are permissible functions on that object.</text:span></text:p>
      <text:p text:style-name="P1"/>
      <text:h text:style-name="P37" text:outline-level="2">General Syntax Note</text:h>
      <text:p text:style-name="P1">Do we use &lt;- or = to assign? Technically these are the same thing, so you can use either. I tend to use = for everything but function creation, simply because = is a common assigner across most languages.</text:p>
      <text:p text:style-name="P13"/>
      <text:h text:style-name="P37" text:outline-level="2">Vectors</text:h>
      <text:p text:style-name="P1">Vectors are ordered lists of data, basically a group of scalars with distinct places in line: </text:p>
      <text:p text:style-name="P17">vect = c(“A”, “C”, “T”,”G”,”C”);</text:p>
      <text:p text:style-name="P1">c() is a function that takes its arguments and returns a vector. It (also) stands for catenate.</text:p>
      <text:p text:style-name="P1"/>
      <text:p text:style-name="P1">Since the vector has ordered lists, we can access elements by asking for a specific index (position) in the vector. <text:span text:style-name="T15">NOTE: R is 1-indexed!</text:span></text:p>
      <text:p text:style-name="P9"/>
      <text:p text:style-name="P1"><text:span text:style-name="T11">vect[1]; </text:span>-&gt; “A”</text:p>
      <text:p text:style-name="P1"><text:span text:style-name="T11">vect[2]; </text:span>-&gt; “C”</text:p>
      <text:p text:style-name="P6"/>
      <text:p text:style-name="P1">We can also define a new, ordered vector using the seq function: </text:p>
      <text:p text:style-name="P14">seq(start, end, increment);</text:p>
      <text:p text:style-name="P17">seq(1, 10, 1); -&gt; prints “1 2 3 4 5 6 7 8 9 10”</text:p>
      <text:p text:style-name="P17">seq(1, myvar, 1); -&gt; prints “1 2 3 4 5 6”</text:p>
      <text:p text:style-name="P1"/>
      <text:p text:style-name="P1">And print the length of the vector:</text:p>
      <text:p text:style-name="P1"><text:span text:style-name="T11">length(vect); </text:span>-&gt; gives you the length of your vector</text:p>
      <text:p text:style-name="P1"/>
      <text:p text:style-name="P1">Or read a vector in from a file (read documentation on this one if you use it!) vect.txt:</text:p>
      <text:p text:style-name="P1">1 2 3 5 6</text:p>
      <text:p text:style-name="P1">6</text:p>
      <text:p text:style-name="P1">7</text:p>
      <text:p text:style-name="P49"><text:span text:style-name="T11">vect = scan(file=”vect.txt”); </text:span></text:p>
      <text:p text:style-name="P49"><text:span text:style-name="T11">vect[2]; </text:span>-&gt; 2</text:p>
      <text:p text:style-name="P10"/>
      <text:h text:style-name="P37" text:outline-level="2">Matrices</text:h>
      <text:p text:style-name="P1">Matrices are 2-dimensional grids of data. All cells must be of the same ‘type’ of scalar.</text:p>
      <text:p text:style-name="P33"/>
      <text:p text:style-name="P33"><text:span text:style-name="T21">#Ge</text:span>nerates a matrix from a vector (1:20), with a givennumber of rows and columns.</text:p>
      <text:p text:style-name="P17">y = matrix(1:20, nrow=5, ncol=4); <text:s/></text:p>
      <text:p text:style-name="P1"/>
      <text:p text:style-name="P1">We can also fill a matrix by rows instead of columns, using an option called byrow: </text:p>
      <text:p text:style-name="P17">a = matrix(c(1,2,3,4), nrow=2, ncol=2, byrow=TRUE);</text:p>
      <text:p text:style-name="P6"/>
      <text:p text:style-name="P1">We can also read it in from a file:</text:p>
      <text:p text:style-name="P17">a = as.matrix(read.table(“matrix.dat”));</text:p>
      <text:p text:style-name="P17">a = as.matrix(read.table(“matrixheader.data”, header = TRUE, row.names = 1));</text:p>
      <text:p text:style-name="P6"/>
      <text:p text:style-name="P1">The standard separator for read.table is whitespace. To do a csv file (comma separate values), you can use read.csv, or in your read.table function you can set sep = “,”.</text:p>
      <text:p text:style-name="P6"/>
      <text:p text:style-name="P1"><text:soft-page-break/>We can also subset matrices. <text:s/><text:span text:style-name="T21">This is extremely common place in use, as we usually deal with one column or one subset of rows for an analyses, be they sample groups or genes of interest, etc.</text:span></text:p>
      <text:p text:style-name="P1"/>
      <text:p text:style-name="P1"><text:span text:style-name="T11">y[3,] </text:span>-&gt; 3rd row</text:p>
      <text:p text:style-name="P1"><text:span text:style-name="T11">y[,4] </text:span>-&gt; 4th column</text:p>
      <text:p text:style-name="P1"><text:span text:style-name="T11">y[3,4] </text:span>-&gt; element at row 3, col 4</text:p>
      <text:p text:style-name="P1"><text:span text:style-name="T11">y[1:3,2:4] </text:span>-&gt; submatrix of rows 1-4 and cols 2-5</text:p>
      <text:p text:style-name="P1"><text:span text:style-name="T11">nrow(y) </text:span>-&gt; number of rows in y</text:p>
      <text:p text:style-name="P1"><text:span text:style-name="T11">ncol(y) </text:span>-&gt; number of cols in y</text:p>
      <text:p text:style-name="P1"/>
      <text:h text:style-name="P37" text:outline-level="2">Arrays <text:span text:style-name="T17">and Lists</text:span></text:h>
      <text:p text:style-name="P1">I’m not going to really go over these, but I just wanted to let you guys know they exist! </text:p>
      <text:p text:style-name="P1"/>
      <text:p text:style-name="P1">There are also arrays in R, but they’re not what we typically think of as arrays (which are vectors in R). These are multi-dimensional matrices. </text:p>
      <text:p text:style-name="P1"/>
      <text:p text:style-name="P16">Lists also exist – they are like vectors but instead of having information stored by position ([1]. etc) it can be stored with any scalar type as a key ([“MDR1”]). <text:s/><text:span text:style-name="T21">These are similar to “hashes” in other languages.</text:span></text:p>
      <text:p text:style-name="P6"/>
      <text:p text:style-name="P6"/>
      <text:p text:style-name="P6"/>
      <text:p text:style-name="P6"/>
      <text:h text:style-name="P37" text:outline-level="2">Data Frames</text:h>
      <text:p text:style-name="P1">Data frames are like matrices, but each column can be a different type. This is likely the data type you will use most, since one column can be gene names (strings), one can be e-values of hits (numbers), another can be bit scores, etc. Columns can also be named, which really comes in handy.</text:p>
      <text:p text:style-name="P1"/>
      <text:p text:style-name="P1">We pretty much do not initiate data frames, we load them in from files.</text:p>
      <text:p text:style-name="P6"/>
      <text:h text:style-name="P37" text:outline-level="2">Reading a Data Frame from a File</text:h>
      <text:p text:style-name="P1">If the first line is a header describing columns: </text:p>
      <text:p text:style-name="P17">mydata = read.table(“filename.txt”, header = TRUE);</text:p>
      <text:p text:style-name="P1"/>
      <text:p text:style-name="P1">If there is no header line and you want to name columns:</text:p>
      <text:p text:style-name="P17">mydata = read.table(“filename.txt”, col.names = c(“GeneID”, “e-value”,...));</text:p>
      <text:p text:style-name="P26"/>
      <text:p text:style-name="P3">We can also set colnames and rownames after the fact, using: </text:p>
      <text:p text:style-name="P17">col.names(mydata) = c(“GeneID”, “e-value”...);</text:p>
      <text:p text:style-name="P17">row.names(mydata) = c(“MDR1”, “MDR2”...);</text:p>
      <text:p text:style-name="P1"/>
      <text:p text:style-name="P1">For example:</text:p>
      <text:p text:style-name="P23">mydata = read.table(“~/Desktop/BlastResults.txt”, header=TRUE, <text:span text:style-name="T18">row.names=1</text:span>);</text:p>
      <text:p text:style-name="P1"/>
      <text:p text:style-name="P27">You can click on the file in the top right frame to see the file that was loaded.</text:p>
      <text:p text:style-name="P1"/>
      <text:h text:style-name="P37" text:outline-level="2">Subsetting Data Frames</text:h>
      <text:p text:style-name="P1">Extracting columns:</text:p>
      <text:p text:style-name="P17">bitscore = mydata[c(“bitscore”)];</text:p>
      <text:p text:style-name="P6"><text:soft-page-break/></text:p>
      <text:p text:style-name="P1">Extracting rows:</text:p>
      <text:p text:style-name="P17">goodhits = subset(mydata, evalue &lt; 1e-35); </text:p>
      <text:p text:style-name="P17">nrow(mydata);</text:p>
      <text:p text:style-name="P17">nrow(goodhits);</text:p>
      <text:p text:style-name="P6"/>
      <text:p text:style-name="P1">Getting a vector of column names: </text:p>
      <text:p text:style-name="P17">colNames = names(mydata);</text:p>
      <text:p text:style-name="P6"/>
      <text:p text:style-name="P1">To get the row names of a dataframe just call: </text:p>
      <text:p text:style-name="P17">row.names(mydata);</text:p>
      <text:p text:style-name="P1"/>
      <text:p text:style-name="P1">You can also use data from variables in these calls – this is extremely useful.</text:p>
      <text:p text:style-name="P24">gene_names = c(“RS_Coff_Set1_k35__NODE_10000_length_673_cov_23.3871”, “RS_Coff_Set1_k35__NODE_10001_length_673_cov_65.9248”);</text:p>
      <text:p text:style-name="P18">hitsofinterest = subset(mydata, row<text:span text:style-name="T19">names(mydata) %in% gene_names</text:span>);</text:p>
      <text:p text:style-name="P18">print(hitsofinterest);</text:p>
      <text:p text:style-name="P18">hitsofinterest[c(“bitscore”,”length”)];</text:p>
      <text:p text:style-name="P1"/>
      <text:h text:style-name="P37" text:outline-level="2">“Pipelines” in R</text:h>
      <text:p text:style-name="P1">We can also chain these commands together, which is how things get really complicated in reading R scripts:</text:p>
      <text:p text:style-name="P1"/>
      <text:p text:style-name="P4"><text:span text:style-name="T12">print(</text:span><text:span text:style-name="T11">nrow(subset(mydata, row</text:span><text:span text:style-name="T13">names(mydata) %in% gene_names</text:span><text:span text:style-name="T11">))</text:span><text:span text:style-name="T12">)</text:span><text:span text:style-name="T11">;</text:span></text:p>
      <text:p text:style-name="P6"/>
      <text:p text:style-name="P11">How do you start reading these chains??</text:p>
      <text:p text:style-name="P1"><text:span text:style-name="T9">R is nested – functions are contained within ‘()’, so you can break it down by each set (this is actually how the computer interprets them!). <text:s/></text:span><text:span text:style-name="T10">Find the inner most set and interpret</text:span><text:span text:style-name="T9">:</text:span></text:p>
      <text:p text:style-name="P6"/>
      <text:p text:style-name="P22">subset(mydata, row<text:span text:style-name="T19">names(mydata) %in% gene_names</text:span> – find the rows in mydata that match gene_names</text:p>
      <text:p text:style-name="P21">nrow() - get number of rows</text:p>
      <text:p text:style-name="P21">print() - print</text:p>
      <text:p text:style-name="P21"/>
      <text:p text:style-name="P7">So this line prints the number of rows that contain information on the genes listed in gene_names!</text:p>
      <text:p text:style-name="P6"/>
      <text:h text:style-name="P37" text:outline-level="2">Getting more help</text:h>
      <text:p text:style-name="P1">Other than ?command, we can look at the function itself by calling </text:p>
      <text:p text:style-name="P14"/>
      <text:p text:style-name="P1"><text:span text:style-name="T14">function; </text:span>&lt;- NO parentheses!</text:p>
      <text:p text:style-name="P1"/>
      <text:p text:style-name="P1">Or if that doesn’t work: </text:p>
      <text:p text:style-name="P14"><text:line-break/>methods(function);</text:p>
      <text:p text:style-name="P41"/>
      <text:p text:style-name="P41">If that still doesn’t work – Google ^_^!</text:p>
      <text:p text:style-name="P41"/>
      <text:h text:style-name="P37" text:outline-level="2">Packages – installing new stuff into R</text:h>
      <text:p text:style-name="P1">Packages are things you can download that add functionality to R. They contain functions written by other people, and packaged up all nicely so you can just load them, and then call the functions within.</text:p>
      <text:p text:style-name="P6"><text:soft-page-break/></text:p>
      <text:p text:style-name="P6">In RStudio, this is easy. <text:s/>On the right frame, there is a section of tabs – one is labeled packages. <text:s/>This will list all the installed packages, which you can just click on or off. <text:s/>The code to do it manually will be written in the terminal, for your interest. <text:s/></text:p>
      <text:p text:style-name="P6"/>
      <text:p text:style-name="P6">If you want to install a package, you can click “Install Package” and follow the prompts. <text:s/>This only works if you want code from the repositories (CRAN, Bioconductor). <text:s/>If you want custom downloaded code, you will have to do it the command line way!</text:p>
      <text:p text:style-name="P6"/>
      <text:p text:style-name="P1">To download a package: </text:p>
      <text:p text:style-name="P14">install.packages(“packagename”); </text:p>
      <text:p text:style-name="P1"/>
      <text:p text:style-name="P1">Load a package: </text:p>
      <text:p text:style-name="P14">library(packagename);</text:p>
      <text:p text:style-name="P1"/>
      <text:p text:style-name="P1">However, just like before, lack of root access makes things fail if we don’t direct the program to a location we have access to!</text:p>
      <text:p text:style-name="P6"/>
      <text:p text:style-name="P17">install.packages("ggplot2", lib="/afs/nd.edu/courses/cse/cse60132.01/Shared/Rpackages/"); library(ggplot2, lib.loc="/afs/nd.edu/courses/cse/cse60132.01/Shared/Rpackages/");</text:p>
      <text:p text:style-name="P6"/>
      <text:p text:style-name="P1">Packages only need to be installed once, but they need to be loaded every time you have a new R instance. I recommend having a text file saved on your computer so you can copy and paste the text (it’s long). <text:s/>This is much easier if you are working on your own machine, or in Rstudio.</text:p>
      <text:p text:style-name="P6"/>
      <text:p text:style-name="P48">When you are in the terminal or working with R on a cluster, you can define a variable called R_LIB_USER. <text:s/>This is often defined as “~/R/library” but you can put your libraries anywhere. <text:s/>This becomes your default location for installing packages when you don’t have permission to the main repository (which is VERY common on servers). <text:s/>This is worth googling before trying to install anything on a clus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Segoe UI Emoji" svg:font-family="'Segoe UI Emoj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Emoji1" svg:font-family="'Segoe UI Emoj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default-outline-level="2" style:list-style-name="" style:class="text">
      <style:paragraph-properties fo:margin-left="0.0693in" fo:margin-right="0in" fo:text-indent="0in" style:auto-text-indent="false"/>
      <style:text-properties fo:font-size="12pt" fo:font-weight="bold" style:font-size-asian="12pt" style:font-weight-asian="bold" style:font-size-complex="12pt" style:font-weight-complex="bold"/>
    </style:style>
    <style:style style:name="Heading_20_1" style:display-name="Heading 1" style:family="paragraph" style:parent-style-name="Standard" style:default-outline-level="1" style:list-style-name="" style:class="text">
      <style:paragraph-properties fo:margin-left="0.0835in" fo:margin-right="0in" fo:margin-top="0.0555in" fo:margin-bottom="0in" loext:contextual-spacing="false" fo:line-height="0.211in" fo:text-indent="0in" style:auto-text-indent="false"/>
      <style:text-properties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List_20_Paragraph" style:display-name="List Paragraph" style:family="paragraph" style:parent-style-name="Standard" style:default-outline-level="">
      <style:paragraph-properties fo:margin-left="0.0819in" fo:margin-right="0in" fo:text-indent="-0.1681in" style:auto-text-indent="false"/>
    </style:style>
    <style:style style:name="Default" style:family="paragraph" style:default-outline-level="">
      <style:paragraph-properties fo:text-align="start" style:justify-single-word="false" fo:orphans="2" fo:widows="2" style:writing-mode="lr-tb"/>
      <style:text-properties fo:color="#000000" style:font-name="Calibri" fo:font-family="Calibri" style:font-family-generic="roman" style:font-pitch="variable" fo:font-size="12pt" style:font-size-asian="12pt" style:font-name-complex="Calibri1" style:font-family-complex="Calibri"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2" style:display-name="ListLabel 2" style:family="text">
      <style:text-properties fo:font-size="12pt" fo:letter-spacing="normal"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text-scale="100%"/>
    </style:style>
    <style:style style:name="ListLabel_20_3" style:display-name="ListLabel 3" style:family="text">
      <style:text-properties fo:font-size="11pt" fo:letter-spacing="-0.0008in" fo:font-style="italic" style:font-name-asian="Calibri1" style:font-family-asian="Calibri" style:font-family-generic-asian="system" style:font-pitch-asian="variable" style:font-size-asian="11pt" style:font-style-asian="italic" style:font-name-complex="Calibri1" style:font-family-complex="Calibri" style:font-family-generic-complex="system" style:font-pitch-complex="variable" style:font-size-complex="11pt" style:text-scale="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text:style-name="ListLabel_20_2" style:num-suffix=")" style:num-format="1">
        <style:list-level-properties text:list-level-position-and-space-mode="label-alignment">
          <style:list-level-label-alignment text:label-followed-by="listtab" fo:text-indent="-0.1752in" fo:margin-left="0.2575in"/>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0.1701in" fo:margin-left="0.0819in"/>
        </style:list-level-properties>
      </text:list-level-style-number>
      <text:list-level-style-bullet text:level="3" style:num-suffix="•" text:bullet-char="•">
        <style:list-level-properties text:list-level-position-and-space-mode="label-alignment">
          <style:list-level-label-alignment text:label-followed-by="listtab" fo:text-indent="-0.1701in" fo:margin-left="0.9689in"/>
        </style:list-level-properties>
      </text:list-level-style-bullet>
      <text:list-level-style-bullet text:level="4" style:num-suffix="•" text:bullet-char="•">
        <style:list-level-properties text:list-level-position-and-space-mode="label-alignment">
          <style:list-level-label-alignment text:label-followed-by="listtab" fo:text-indent="-0.1701in" fo:margin-left="1.6744in"/>
        </style:list-level-properties>
      </text:list-level-style-bullet>
      <text:list-level-style-bullet text:level="5" style:num-suffix="•" text:bullet-char="•">
        <style:list-level-properties text:list-level-position-and-space-mode="label-alignment">
          <style:list-level-label-alignment text:label-followed-by="listtab" fo:text-indent="-0.1701in" fo:margin-left="2.3791in"/>
        </style:list-level-properties>
      </text:list-level-style-bullet>
      <text:list-level-style-bullet text:level="6" style:num-suffix="•" text:bullet-char="•">
        <style:list-level-properties text:list-level-position-and-space-mode="label-alignment">
          <style:list-level-label-alignment text:label-followed-by="listtab" fo:text-indent="-0.1701in" fo:margin-left="3.0846in"/>
        </style:list-level-properties>
      </text:list-level-style-bullet>
      <text:list-level-style-bullet text:level="7" style:num-suffix="•" text:bullet-char="•">
        <style:list-level-properties text:list-level-position-and-space-mode="label-alignment">
          <style:list-level-label-alignment text:label-followed-by="listtab" fo:text-indent="-0.1701in" fo:margin-left="3.7898in"/>
        </style:list-level-properties>
      </text:list-level-style-bullet>
      <text:list-level-style-bullet text:level="8" style:num-suffix="•" text:bullet-char="•">
        <style:list-level-properties text:list-level-position-and-space-mode="label-alignment">
          <style:list-level-label-alignment text:label-followed-by="listtab" fo:text-indent="-0.1701in" fo:margin-left="4.4953in"/>
        </style:list-level-properties>
      </text:list-level-style-bullet>
      <text:list-level-style-bullet text:level="9" style:num-suffix="•" text:bullet-char="•">
        <style:list-level-properties text:list-level-position-and-space-mode="label-alignment">
          <style:list-level-label-alignment text:label-followed-by="listtab" fo:text-indent="-0.1701in" fo:margin-left="5.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text:start-value="3">
        <style:list-level-properties text:list-level-position-and-space-mode="label-alignment">
          <style:list-level-label-alignment text:label-followed-by="listtab" fo:text-indent="-0.25in" fo:margin-left="0.332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832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332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832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332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832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332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832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332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9T13:46:09.898439781</meta:creation-date>
    <dc:date>2018-03-20T14:14:31.832247815</dc:date>
    <meta:editing-duration>PT38M8S</meta:editing-duration>
    <meta:editing-cycles>8</meta:editing-cycles>
    <meta:generator>LibreOffice/5.1.6.2$Linux_X86_64 LibreOffice_project/10m0$Build-2</meta:generator>
    <meta:document-statistic meta:table-count="0" meta:image-count="0" meta:object-count="0" meta:page-count="8" meta:paragraph-count="177" meta:word-count="2929" meta:character-count="16951" meta:non-whitespace-character-count="14087"/>
  </office:meta>
</office:document-meta>
</file>